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solid" draw:fill-color="#00a65d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draw:fill="solid" draw:fill-color="#72bf44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draw:fill="solid" draw:fill-color="#72bf44" draw:textarea-horizontal-align="justify" draw:textarea-vertical-align="middle" draw:auto-grow-height="false" fo:min-height="1.45cm" fo:min-width="5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a65d" draw:textarea-horizontal-align="justify" draw:textarea-vertical-align="middle" draw:auto-grow-height="false" fo:min-height="1.35cm" fo:min-width="5.6cm"/>
    </style:style>
    <style:style style:name="gr6" style:family="graphic" style:parent-style-name="standard" style:list-style-name="L1">
      <style:graphic-properties draw:fill="none" draw:textarea-horizontal-align="left" draw:textarea-vertical-align="top" draw:auto-grow-height="false" fo:min-height="1.75cm" fo:min-width="19.2cm" fo:wrap-option="wrap"/>
    </style:style>
    <style:style style:name="gr7" style:family="graphic" style:parent-style-name="standard">
      <style:graphic-properties draw:fill="solid" draw:fill-color="#72bf44" draw:textarea-horizontal-align="left" draw:textarea-vertical-align="top" draw:auto-grow-height="false" fo:min-height="1.632cm" fo:min-width="3.5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89c765" draw:textarea-horizontal-align="justify" draw:textarea-vertical-align="middle" draw:auto-grow-height="false" fo:min-height="1.434cm" fo:min-width="5.08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a65d"/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  <style:text-properties fo:font-style="normal" style:font-style-asian="normal" style:font-style-complex="normal"/>
    </style:style>
    <style:style style:name="P4" style:family="paragraph">
      <loext:graphic-properties draw:fill="solid" draw:fill-color="#72bf4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1cm" fo:margin-bottom="0.1cm" fo:line-height="100%" fo:text-indent="0cm"/>
    </style:style>
    <style:style style:name="P7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89c765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2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629cm" svg:height="1.666cm" draw:transform="skewX (0.737052543117205) rotate (0.0153588974175501) translate (7.572cm 7.811cm)">
          <text:p text:style-name="P1"><text:span text:style-name="T1">Pobierz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.6cm" svg:height="1.7cm" svg:x="7.6cm" svg:y="5.3cm">
          <text:p text:style-name="P1">a = 0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8cm" svg:x="2.5cm" svg:y="25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0.4cm" svg:y1="4.2cm" svg:x2="10.4cm" svg:y2="5.3cm" draw:start-shape="id1" draw:start-glue-point="8" draw:end-shape="id2" draw:end-glue-point="0" svg:d="M10400 4200v1100" svg:viewBox="0 0 1 1101">
          <text:p/>
        </draw:connector>
        <draw:connector draw:style-name="gr4" draw:text-style-name="P5" draw:layer="layout" draw:type="line" svg:x1="10.4cm" svg:y1="7cm" svg:x2="10.386cm" svg:y2="7.768cm" draw:start-shape="id2" draw:start-glue-point="2" draw:end-shape="id3" draw:end-glue-point="0" svg:d="M10400 7000l-14 768" svg:viewBox="0 0 15 769">
          <text:p/>
        </draw:connector>
        <draw:custom-shape draw:style-name="gr5" draw:text-style-name="P2" xml:id="id5" draw:id="id5" draw:layer="layout" svg:width="6.1cm" svg:height="1.6cm" svg:x="12.3cm" svg:y="22.3cm">
          <text:p text:style-name="P1">a = x*x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7cm" svg:height="2cm" svg:x="0.7cm" svg:y="0.2cm">
          <text:p text:style-name="P6"><text:span text:style-name="T2">Cw.3 Program wyświetla kwadraty kolejnych liczb naturalnych, począwszy od zera a skończywszy na kwadracie liczby podanej przez użytkownika.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8.1cm" svg:height="3.763cm" svg:x="4.9cm" svg:y="15.1cm">
          <text:p text:style-name="P1">Powtórzenia pętli &lt; x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xml:id="id8" draw:id="id8" draw:layer="layout" draw:type="line" svg:x1="8.899cm" svg:y1="9.457cm" svg:x2="8.95cm" svg:y2="15.1cm" draw:start-shape="id3" draw:start-glue-point="2" draw:end-shape="id4" draw:end-glue-point="4" svg:d="M8899 9457l51 5643" svg:viewBox="0 0 52 5644">
          <text:p/>
        </draw:connector>
        <draw:connector draw:style-name="gr8" draw:text-style-name="P5" draw:layer="layout" draw:line-skew="-0.702cm" svg:x1="13cm" svg:y1="16.982cm" svg:x2="12.3cm" svg:y2="23.1cm" draw:start-shape="id4" draw:start-glue-point="7" draw:end-shape="id5" draw:end-glue-point="3" svg:d="M13000 16982h-200v3600h-1001v2518h501" svg:viewBox="0 0 1202 6119">
          <text:p text:style-name="P1">TAK</text:p>
        </draw:connector>
        <draw:connector draw:style-name="gr4" draw:text-style-name="P5" draw:layer="layout" svg:x1="15.35cm" svg:y1="22.3cm" svg:x2="16.16cm" svg:y2="17.015cm" draw:start-shape="id5" draw:start-glue-point="0" draw:end-shape="id6" draw:end-glue-point="2" svg:d="M15350 22300v-2621h810v-2664" svg:viewBox="0 0 811 5286">
          <text:p/>
        </draw:connector>
        <draw:connector draw:style-name="gr8" draw:text-style-name="P5" draw:layer="layout" draw:line-skew="0cm -1.882cm" svg:x1="4.9cm" svg:y1="16.982cm" svg:x2="4.7cm" svg:y2="25.5cm" draw:start-shape="id4" draw:start-glue-point="5" draw:end-shape="id7" draw:end-glue-point="4" svg:d="M4900 16982h-501v3318h301v5200" svg:viewBox="0 0 502 8519">
          <text:p text:style-name="P1">NIE</text:p>
        </draw:connector>
        <draw:custom-shape draw:style-name="gr9" draw:text-style-name="P8" xml:id="id6" draw:id="id6" draw:layer="layout" svg:width="5.586cm" svg:height="1.684cm" draw:transform="skewX (0.737227076042405) rotate (0.0153588974175501) translate (14.87cm 15.351cm)">
          <text:p text:style-name="P1"><text:span text:style-name="T3">Pokaż 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7.663cm" svg:y1="15.308cm" svg:x2="8.924cm" svg:y2="12.278cm" draw:start-shape="id6" draw:start-glue-point="0" draw:end-shape="id8" draw:end-glue-point="0" svg:d="M17663 15308v-3030h-8739" svg:viewBox="0 0 8740 30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1-08T07:43:28.057374643</dc:date>
    <meta:editing-duration>PT18M14S</meta:editing-duration>
    <meta:editing-cycles>10</meta:editing-cycles>
    <meta:generator>LibreOffice/6.0.6.2$Linux_X86_64 LibreOffice_project/00m0$Build-2</meta:generator>
    <meta:document-statistic meta:object-count="15"/>
  </office:meta>
</office:document-meta>
</file>